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formx="urn:openoffice:names:experimental:ooxml-odf-interop:xmlns:form:1.0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5.509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6.68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4.066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Qualitätszie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iorität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Szen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orrektheit</text:p>
          </table:table-cell>
          <table:table-cell office:value-type="string" calcext:value-type="string">
            <text:p>Software folgt Benutzereingabe,</text:p>
            <text:p>es sei den Dieser verletzt </text:p>
            <text:p>Die Zugriffsrecht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Konsistenz</text:p>
          </table:table-cell>
          <table:table-cell office:value-type="string" calcext:value-type="string">
            <text:p>Gespeicherte Daten sind </text:p>
            <text:p>Eindeutig (nicht redundant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enutzerfreundlichkeit</text:p>
          </table:table-cell>
          <table:table-cell office:value-type="string" calcext:value-type="string">
            <text:p>Ansprechendes und </text:p>
            <text:p>Intuitives User-Interfac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Zuverlässigkeit</text:p>
          </table:table-cell>
          <table:table-cell office:value-type="string" calcext:value-type="string">
            <text:p>eCourse läuft sicher, frei von </text:p>
            <text:p>Abstürze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rtabilität</text:p>
          </table:table-cell>
          <table:table-cell office:value-type="string" calcext:value-type="string">
            <text:p>Hardware lässt sich (mit akzeptablen</text:p>
            <text:p>Aufwand) an einen anderen </text:p>
            <text:p>Standort bringen</text:p>
          </table:table-cell>
        </table:table-row>
      </table:table>
      <table:table table:name="Randbedingunge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Ursache</text:p>
          </table:table-cell>
          <table:table-cell office:value-type="string" calcext:value-type="string">
            <text:p>Randbedingung</text:p>
          </table:table-cell>
          <table:table-cell office:value-type="string" calcext:value-type="string">
            <text:p>Erläuterung</text:p>
          </table:table-cell>
        </table:table-row>
        <table:table-row table:style-name="ro2">
          <table:table-cell office:value-type="string" calcext:value-type="string">
            <text:p>organisatorisch</text:p>
          </table:table-cell>
          <table:table-cell office:value-type="string" calcext:value-type="string">
            <text:p>Scrum</text:p>
          </table:table-cell>
          <table:table-cell office:value-type="string" calcext:value-type="string">
            <text:p>Dadurch, dass die Software </text:p>
            <text:p>agil entwickelt wird, finden</text:p>
            <text:p>Regelmäßige Meetings statt</text:p>
          </table:table-cell>
        </table:table-row>
        <table:table-row table:style-name="ro1">
          <table:table-cell office:value-type="string" calcext:value-type="string">
            <text:p>übergreifend</text:p>
          </table:table-cell>
          <table:table-cell office:value-type="string" calcext:value-type="string">
            <text:p>Programimierrichtlinien</text:p>
          </table:table-cell>
          <table:table-cell office:value-type="string" calcext:value-type="string">
            <text:p>siehe Programmierrichtlinien.pdf</text:p>
          </table:table-cell>
        </table:table-row>
        <table:table-row table:style-name="ro3">
          <table:table-cell/>
          <table:table-cell office:value-type="string" calcext:value-type="string">
            <text:p>Versionierungs-</text:p>
            <text:p>Richtline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mens-</text:p>
            <text:p>Konventionen</text:p>
          </table:table-cell>
          <table:table-cell/>
        </table:table-row>
        <table:table-row table:style-name="ro2">
          <table:table-cell office:value-type="string" calcext:value-type="string">
            <text:p>zeitlich</text:p>
          </table:table-cell>
          <table:table-cell office:value-type="string" calcext:value-type="string">
            <text:p>Bearbeitungszeit</text:p>
          </table:table-cell>
          <table:table-cell office:value-type="string" calcext:value-type="string">
            <text:p>Projekt und Dokumentation</text:p>
            <text:p>Haben unverrückbare</text:p>
            <text:p>Deadline</text:p>
          </table:table-cell>
        </table:table-row>
      </table:table>
      <table:table table:name="fachlicher_kontext" table:style-name="ta1"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ktion</text:p>
          </table:table-cell>
          <table:table-cell office:value-type="string" calcext:value-type="string">
            <text:p>Nutzer-rolle</text:p>
          </table:table-cell>
          <table:table-cell table:number-columns-repeated="2"/>
          <table:table-cell office:value-type="string" calcext:value-type="string">
            <text:p>da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udent</text:p>
          </table:table-cell>
          <table:table-cell office:value-type="string" calcext:value-type="string">
            <text:p>doz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ingabe</text:p>
          </table:table-cell>
          <table:table-cell office:value-type="string" calcext:value-type="string">
            <text:p>ausgabe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table:number-columns-repeated="3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ier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rs erstellen</text:p>
          </table:table-cell>
          <table:table-cell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teilnehmer hinzufügen</text:p>
          </table:table-cell>
          <table:table-cell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teilnehmer entfernen</text:p>
          </table:table-cell>
          <table:table-cell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in hochladen</text:p>
          </table:table-cell>
          <table:table-cell table:number-columns-repeated="3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en lösch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e löschen</text:p>
          </table:table-cell>
          <table:table-cell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ien runterlad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ertung eingeb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ertung freischalt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table table:name="Entwurfsentscheidungen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ftware/Programme/Plugi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rklärung</text:p>
          </table:table-cell>
        </table:table-row>
        <table:table-row table:style-name="ro2">
          <table:table-cell office:value-type="string" calcext:value-type="string">
            <text:p>Versionierungsverwaltung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Jeder hatte schon einen Account</text:p>
            <text:p>Hat sich in der Vergangenheit </text:p>
            <text:p>Zuverlässig gezeigt</text:p>
          </table:table-cell>
        </table:table-row>
        <table:table-row table:style-name="ro1">
          <table:table-cell office:value-type="string" calcext:value-type="string">
            <text:p>Framework</text:p>
          </table:table-cell>
          <table:table-cell office:value-type="string" calcext:value-type="string">
            <text:p>Bootstra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jango</text:p>
          </table:table-cell>
          <table:table-cell office:value-type="string" calcext:value-type="string">
            <text:p>ideal für WebDev mit Python</text:p>
            <text:p>Viele nützliche integrierte Dinge</text:p>
          </table:table-cell>
        </table:table-row>
        <table:table-row table:style-name="ro2">
          <table:table-cell office:value-type="string" calcext:value-type="string">
            <text:p>Datenbank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bereits in django integriert, durch </text:p>
            <text:p>Abstrahierung kann DB </text:p>
            <text:p>Ausgetauscht werden</text:p>
          </table:table-cell>
        </table:table-row>
      </table:table>
      <table:table table:name="Risiken_usw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4">
          <table:table-cell office:value-type="string">
            <text:p>Ursache</text:p>
          </table:table-cell>
          <table:table-cell office:value-type="string">
            <text:p>Ausmaß</text:p>
          </table:table-cell>
          <table:table-cell office:value-type="string">
            <text:p>Risiko</text:p>
          </table:table-cell>
          <table:table-cell office:value-type="string">
            <text:p>Auswirkung</text:p>
          </table:table-cell>
          <table:table-cell office:value-type="string">
            <text:p>Wahrscheinlichkeit</text:p>
          </table:table-cell>
          <table:table-cell office:value-type="string">
            <text:p>Vermeidung</text:p>
          </table:table-cell>
        </table:table-row>
        <table:table-row table:style-name="ro4">
          <table:table-cell office:value-type="string">
            <text:p>Anforderungen</text:p>
          </table:table-cell>
          <table:table-cell office:value-type="string">
            <text:p>Produkt</text:p>
          </table:table-cell>
          <table:table-cell office:value-type="string">
            <text:p>Ungenügende Anforderungsanalyse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Im Produkteinsatz stellt sich heraus, dass mit wachsender Benutzerzahl Einbrüche hinsichtlich der Performance einhergehen. Als Folge können nicht alle Funktionen Effektiv und effizient genutzt werden . Die Nutzvorteile sind eingeschränkt.</text:p>
            <text:p/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/>
        </table:table-row>
        <table:table-row table:style-name="ro4">
          <table:table-cell office:value-type="string">
            <text:p>Extern</text:p>
          </table:table-cell>
          <table:table-cell office:value-type="string">
            <text:p>Produkt</text:p>
          </table:table-cell>
          <table:table-cell office:value-type="string">
            <text:p>Höhere Gewalt beeinflusst das Projekt</text:p>
          </table:table-cell>
          <table:table-cell office:value-type="string">
            <text:p>tolerierbar</text:p>
          </table:table-cell>
          <table:table-cell office:value-type="string">
            <text:p>gering</text:p>
          </table:table-cell>
          <table:table-cell/>
        </table:table-row>
        <table:table-row table:style-name="ro4">
          <table:table-cell office:value-type="string">
            <text:p>Kommunikation</text:p>
          </table:table-cell>
          <table:table-cell office:value-type="string">
            <text:p>Team</text:p>
          </table:table-cell>
          <table:table-cell office:value-type="string">
            <text:p>Probleme werden nicht offen angesproch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Probleme bei der Programmierung werden zu lange nicht angesproch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Fehlende Dokumente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Dokumente als Tasks in Sprints aufnehmen</text:p>
          </table:table-cell>
        </table:table-row>
        <table:table-row table:style-name="ro4">
          <table:table-cell office:value-type="string">
            <text:p>Management</text:p>
          </table:table-cell>
          <table:table-cell office:value-type="string">
            <text:p>Produkt</text:p>
          </table:table-cell>
          <table:table-cell office:value-type="string">
            <text:p>unrealistische Zeitplanung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Puffer einplanen</text:p>
          </table:table-cell>
        </table:table-row>
        <table:table-row table:style-name="ro4">
          <table:table-cell table:number-columns-repeated="2"/>
          <table:table-cell office:value-type="string">
            <text:p>fehlende Dokumentation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Team zur Dokumentation anhalten</text:p>
          </table:table-cell>
        </table:table-row>
        <table:table-row table:style-name="ro4">
          <table:table-cell table:number-columns-repeated="2"/>
          <table:table-cell office:value-type="string">
            <text:p>vergessene und nachträglich hinzugefügte Tasks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Daily Scrums</text:p>
          </table:table-cell>
        </table:table-row>
        <table:table-row table:style-name="ro4">
          <table:table-cell table:number-columns-repeated="2"/>
          <table:table-cell office:value-type="string">
            <text:p>zu viel Kommunikation</text:p>
          </table:table-cell>
          <table:table-cell office:value-type="string">
            <text:p>gering</text:p>
          </table:table-cell>
          <table:table-cell office:value-type="string">
            <text:p>gering</text:p>
          </table:table-cell>
          <table:table-cell office:value-type="string">
            <text:p>Zeitmanagment in Meetings</text:p>
          </table:table-cell>
        </table:table-row>
        <table:table-row table:style-name="ro4">
          <table:table-cell/>
          <table:table-cell office:value-type="string">
            <text:p>Team</text:p>
          </table:table-cell>
          <table:table-cell office:value-type="string">
            <text:p>schlechter Informationsfluss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Unklare Befugnisse: Es ist unklar, wer die Autorität hat ein Projektziel durchzusetzen</text:p>
          </table:table-cell>
          <table:table-cell office:value-type="string">
            <text:p>tolerierbar</text:p>
          </table:table-cell>
          <table:table-cell office:value-type="string">
            <text:p>gering</text:p>
          </table:table-cell>
          <table:table-cell office:value-type="string">
            <text:p>Kommunikation, DailyScrums</text:p>
          </table:table-cell>
        </table:table-row>
        <table:table-row table:style-name="ro4">
          <table:table-cell office:value-type="string">
            <text:p>Produktumfang</text:p>
          </table:table-cell>
          <table:table-cell office:value-type="string">
            <text:p>Produkt</text:p>
          </table:table-cell>
          <table:table-cell office:value-type="string">
            <text:p>Komplexität wird unterschätzt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Im Zeitverlauf über die Entwicklungsphasen wird keine klare Linie verfolgt, sondern es gibt ständig neue und wechselnde Wünsche nach Funktionen; die an die SW gestellten Anforderungen werden kontinuierlich verändert.</text:p>
          </table:table-cell>
          <table:table-cell office:value-type="string">
            <text:p>niedrig</text:p>
          </table:table-cell>
          <table:table-cell office:value-type="string">
            <text:p>gering</text:p>
          </table:table-cell>
          <table:table-cell office:value-type="string">
            <text:p>Kommunikation, Einhaltung des Lasten- und Pflichtenheftes</text:p>
          </table:table-cell>
        </table:table-row>
        <table:table-row table:style-name="ro4">
          <table:table-cell table:number-columns-repeated="2"/>
          <table:table-cell office:value-type="string">
            <text:p>Nicht umsetzbares Desig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Kommunikation </text:p>
          </table:table-cell>
        </table:table-row>
        <table:table-row table:style-name="ro4">
          <table:table-cell office:value-type="string">
            <text:p>Systemarchitektur</text:p>
          </table:table-cell>
          <table:table-cell office:value-type="string">
            <text:p>Produkt</text:p>
          </table:table-cell>
          <table:table-cell office:value-type="string">
            <text:p>Ungenügende Spezifikationen von Schnittstellen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Anforderungsanalyse</text:p>
          </table:table-cell>
        </table:table-row>
        <table:table-row table:style-name="ro4">
          <table:table-cell table:number-columns-repeated="2"/>
          <table:table-cell office:value-type="string">
            <text:p>Komponenten arbeiten nicht zusamm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Nur teilweise erfahren SW-Entwickler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Komponeneten laufen nicht stabil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Probleme mit Projektmanagemensystem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Alternativen bereithalten</text:p>
          </table:table-cell>
        </table:table-row>
        <table:table-row table:style-name="ro4">
          <table:table-cell/>
          <table:table-cell office:value-type="string">
            <text:p>Steakholder</text:p>
          </table:table-cell>
          <table:table-cell office:value-type="string">
            <text:p>Sicherheitslück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Saubere Implementierung</text:p>
          </table:table-cell>
        </table:table-row>
        <table:table-row table:style-name="ro5">
          <table:table-cell table:number-columns-repeated="2"/>
          <table:table-cell office:value-type="string">
            <text:p>Testumgebung für Integrationstests</text:p>
            <text:p>Sind nicht verfügbar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Frühzeitig erkennen</text:p>
          </table:table-cell>
        </table:table-row>
        <table:table-row table:style-name="ro4">
          <table:table-cell office:value-type="string">
            <text:p>Team</text:p>
          </table:table-cell>
          <table:table-cell office:value-type="string">
            <text:p>Produkt</text:p>
          </table:table-cell>
          <table:table-cell office:value-type="string">
            <text:p>Nur teilweise erfahren SW-Entwickler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Pairprogramming</text:p>
          </table:table-cell>
        </table:table-row>
        <table:table-row table:style-name="ro4">
          <table:table-cell table:number-columns-repeated="2"/>
          <table:table-cell office:value-type="string">
            <text:p>Mangehafte Zeitplanung</text:p>
          </table:table-cell>
          <table:table-cell office:value-type="string">
            <text:p>tolerierbar</text:p>
          </table:table-cell>
          <table:table-cell office:value-type="string">
            <text:p>mittel</text:p>
          </table:table-cell>
          <table:table-cell office:value-type="string">
            <text:p>Kommunikation </text:p>
          </table:table-cell>
        </table:table-row>
        <table:table-row table:style-name="ro4">
          <table:table-cell table:number-columns-repeated="2"/>
          <table:table-cell office:value-type="string">
            <text:p>Implementierung unnötiger Eigenschaften und keine Entwicklung einer der Anforderung entsprechenden Eigenschaft</text:p>
          </table:table-cell>
          <table:table-cell office:value-type="string">
            <text:p>mitel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Nicht genügend Entwickler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Scope </text:p>
          </table:table-cell>
        </table:table-row>
        <table:table-row table:style-name="ro4">
          <table:table-cell table:number-columns-repeated="2"/>
          <table:table-cell office:value-type="string">
            <text:p>Austausch/ Wegfall von Personal (Exmatrikulation o. ä.)</text:p>
          </table:table-cell>
          <table:table-cell office:value-type="string">
            <text:p>mittel</text:p>
          </table:table-cell>
          <table:table-cell office:value-type="string">
            <text:p>gering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Einsatz neuer, unbekannter Tools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 office:value-type="string">
            <text:p>Wiki</text:p>
          </table:table-cell>
        </table:table-row>
        <table:table-row table:style-name="ro4">
          <table:table-cell table:number-columns-repeated="2"/>
          <table:table-cell office:value-type="string">
            <text:p>Mitarbeiter müssen sich in Tools einarbeiten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 office:value-type="string">
            <text:p>Kommunikation </text:p>
          </table:table-cell>
        </table:table-row>
        <table:table-row table:style-name="ro4">
          <table:table-cell table:number-columns-repeated="2"/>
          <table:table-cell office:value-type="string">
            <text:p>Mangelnde Leistung, Engament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Kommunitkation</text:p>
          </table:table-cell>
        </table:table-row>
        <table:table-row table:style-name="ro4">
          <table:table-cell table:number-columns-repeated="2"/>
          <table:table-cell office:value-type="string">
            <text:p>Negative Einstellung gegenüber des Projektes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/>
          <table:table-cell office:value-type="string">
            <text:p>Team</text:p>
          </table:table-cell>
          <table:table-cell office:value-type="string">
            <text:p>Geringe Motivatio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Zeitplan einhalt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15.04.2021</text:date>, <text:time>10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6:50:48.224920862</meta:creation-date>
    <dc:date>2021-04-15T10:06:16.08</dc:date>
    <meta:editing-duration>PT3H35M15S</meta:editing-duration>
    <meta:editing-cycles>7</meta:editing-cycles>
    <meta:generator>OpenOffice/4.1.7$Win32 OpenOffice.org_project/417m1$Build-9800</meta:generator>
    <meta:document-statistic meta:table-count="5" meta:cell-count="237" meta:object-count="0"/>
  </office:meta>
</office:document-meta>
</file>